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cm" fo:margin-right="0cm" fo:text-indent="1.249cm" style:auto-text-indent="false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Normal">
      <style:paragraph-properties fo:margin-left="1.249cm" fo:margin-right="0cm" fo:text-indent="1.249cm" style:auto-text-indent="false">
        <style:tab-stops/>
      </style:paragraph-properties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DD LISTE CHAINEE</text:p>
      <text:p text:style-name="Normal">Type ListeChainee = ˆ Noeud </text:p>
      <text:p text:style-name="Normal">Type Noeud = Structure </text:p>
      <text:p text:style-name="P1">element : Element </text:p>
      <text:p text:style-name="P1">listeSuivante : ListeChainee </text:p>
      <text:p text:style-name="Normal">finstructure</text:p>
      <text:p text:style-name="Normal">fonction listeVide () : ListeChainee</text:p>
      <text:p text:style-name="Normal">fonction estVide (uneListe : ListeChainee) : Booleen</text:p>
      <text:p text:style-name="Normal">procedure ajouter (E/S uneListe : ListeChainee,E element : Element)</text:p>
      <text:p text:style-name="Normal">fonction obtenirElement (uneListe : ListeChainee) : Element</text:p>
      <text:p text:style-name="P1">precondition(s) non(estVide(uneListe))</text:p>
      <text:p text:style-name="Normal">fonction obtenirListeSuivante (uneListe : ListeChainee) : ListeChainee</text:p>
      <text:p text:style-name="P1">precondition(s) non(estVide(uneListe))<text:line-break/></text:p>
      <text:p text:style-name="Normal">procedure fixerListeSuivante (E/S uneListe : ListeChainee, E nelleSuite : ListeChainee)</text:p>
      <text:p text:style-name="P1">precondition(s) non(estVide(uneListe))</text:p>
      <text:p text:style-name="Normal">procedure supprimerTete (E/S uneListe : ListeChainee)</text:p>
      <text:p text:style-name="P1">precondition(s) non(estVide(uneListe))</text:p>
      <text:p text:style-name="Normal">procedure supprimer (E/S uneListe : ListeChainee)</text:p>
      <text:p text:style-name="Normal"/>
      <text:p text:style-name="P2">CONCEPTION DETAILLEE</text:p>
      <text:p text:style-name="P2"/>
      <text:p text:style-name="Normal">fonction listeVide () : ListeChainee debut </text:p>
      <text:p text:style-name="P1">retourner NIL </text:p>
      <text:p text:style-name="Normal">fin </text:p>
      <text:p text:style-name="Normal">fonction estVide (l : ListeChainee) : Booleen </text:p>
      <text:p text:style-name="Normal">debut </text:p>
      <text:p text:style-name="P1">retourner l=NIL </text:p>
      <text:p text:style-name="Normal">fin </text:p>
      <text:p text:style-name="Normal"/>
      <text:p text:style-name="Normal"/>
      <text:p text:style-name="Normal"><text:soft-page-break/>procedure ajouter (E/S l : ListeChainee,E e : Element) </text:p>
      <text:p text:style-name="Normal">Declaration temp : ListeChainee </text:p>
      <text:p text:style-name="Normal">debut </text:p>
      <text:p text:style-name="P1">temp ← l allouer(l)</text:p>
      <text:p text:style-name="P1"><text:s/>lˆ.element ← e </text:p>
      <text:p text:style-name="P1">fixerListeSuivante(l,temp) </text:p>
      <text:p text:style-name="Normal">fin</text:p>
      <text:p text:style-name="Normal">fonction obtenirElement (l : ListeChainee) : Element</text:p>
      <text:p text:style-name="P1">precondition(s) non estVide(l)</text:p>
      <text:p text:style-name="Normal">debut</text:p>
      <text:p text:style-name="P1">retourner lˆ.element</text:p>
      <text:p text:style-name="Normal">fin</text:p>
      <text:p text:style-name="Normal">procedure fixerListeSuivante (E/S l : ListeChainee, E l’ : ListeChainee)</text:p>
      <text:p text:style-name="P1">precondition(s) non estVide(l)</text:p>
      <text:p text:style-name="Normal">debut</text:p>
      <text:p text:style-name="P1">lˆ.listeSuivante ← l’</text:p>
      <text:p text:style-name="Normal">fin</text:p>
      <text:p text:style-name="Normal">fonction obtenirListeSuivante (l : ListeChainee) : ListeChainee</text:p>
      <text:p text:style-name="P1">precondition(s) non estVide(l)</text:p>
      <text:p text:style-name="Normal">debut</text:p>
      <text:p text:style-name="P1">retourner lˆ.listeSuivante</text:p>
      <text:p text:style-name="Normal">fin</text:p>
      <text:p text:style-name="Normal"/>
      <text:p text:style-name="P3">procedure supprimerTete (E/S l : ListeChainee)</text:p>
      <text:p text:style-name="P1">precondition(s) non estVide(l)</text:p>
      <text:p text:style-name="P1">Declaration temp : ListeChainee</text:p>
      <text:p text:style-name="Normal">debut</text:p>
      <text:p text:style-name="P1">temp ← l</text:p>
      <text:p text:style-name="P1">l ← obtenirListeSuivante(l)</text:p>
      <text:p text:style-name="P1">liberer(temp)</text:p>
      <text:p text:style-name="Normal">fin</text:p>
      <text:p text:style-name="Normal"><text:soft-page-break/>procedure supprimer (E/S l : ListeChainee)</text:p>
      <text:p text:style-name="Normal">debut</text:p>
      <text:p text:style-name="P1">tant que non estVide(l) faire</text:p>
      <text:p text:style-name="P5">supprimerTete(l)</text:p>
      <text:p text:style-name="P1">fintantque</text:p>
      <text:p text:style-name="Normal">fin</text:p>
      <text:p text:style-name="Normal"/>
      <text:p text:style-name="P4">///////// FIN CONCEPTION DETAILLEE SDD LISTE CHAINEE <text:s/>////////</text:p>
      <text:p text:style-name="Normal"/>
      <text:p text:style-name="Normal">fonction traiterMot(d : Dictionnaire, mot : Mot,): Booleen, Ensemble de Mots</text:p>
      <text:p text:style-name="Normal">Précondition estCorrect(mot,d) <text:span text:style-name="Police_20_par_20_défaut"><text:span text:style-name="T1">?? pas sûr de ça </text:span></text:span></text:p>
      <text:p text:style-name="Normal">début</text:p>
      <text:p text:style-name="Normal"><text:tab/>si estPresent(mot,d) alors</text:p>
      <text:p text:style-name="Normal"><text:tab/><text:tab/>retourner vrai , [ ]</text:p>
      <text:p text:style-name="Normal"><text:tab/>sinonx</text:p>
      <text:p text:style-name="Normal"><text:tab/><text:tab/>retourner faux, proposerCorrections(mot,d) </text:p>
      <text:p text:style-name="Normal"><text:tab/>finsi</text:p>
      <text:p text:style-name="Normal">fin</text:p>
      <text:p text:style-name="Normal"/>
      <text:p text:style-name="Normal">fonction decouperTexteEnMots(phrase : Cdc) : Ensemble de Mots</text:p>
      <text:p text:style-name="Normal">Déclaration : <text:tab/>ens : Ensemble de Mots</text:p>
      <text:p text:style-name="Normal"><text:tab/><text:tab/>i  : Entier</text:p>
      <text:p text:style-name="Normal"><text:tab/><text:tab/>temp : Cdc<text:tab/><text:tab/></text:p>
      <text:p text:style-name="Normal">Début </text:p>
      <text:p text:style-name="Normal"><text:tab/>Pour i allant de 1 à longueur(phrase) faire</text:p>
      <text:p text:style-name="Normal"><text:tab/><text:tab/>Tant que phrase &lt;&gt; ‘ ‘ faire</text:p>
      <text:p text:style-name="Normal"><text:tab/><text:tab/><text:tab/>temp = temp + iemeCaractere(phrase,i)</text:p>
      <text:p text:style-name="Normal"><text:tab/><text:tab/>fintantque</text:p>
      <text:p text:style-name="Normal"><text:tab/><text:tab/>ajouter(ens, créerMot(temp)) /// fonction "ajouter" du TAD ensemble</text:p>
      <text:p text:style-name="Normal"><text:tab/><text:tab/>temp = ‘ ’</text:p>
      <text:p text:style-name="Normal"><text:tab/>finpour</text:p>
      <text:p text:style-name="Normal"><text:soft-page-break/><text:tab/>retourner ens<text:tab/><text:tab/><text:tab/></text:p>
      <text:p text:style-name="Normal">Fin</text:p>
      <text:p text:style-name="Normal"/>
      <text:p text:style-name="Normal">procedure afficherResultat (mot : Mot <text:span text:style-name="Police_20_par_20_défaut"><text:span text:style-name="T1">(le mot mal orthographié) </text:span></text:span>, ens : Ensemble de Mots)</text:p>
      <text:p text:style-name="Normal">declaration : <text:tab/>nb,i : entier</text:p>
      <text:p text:style-name="Normal">début</text:p>
      <text:p text:style-name="Normal"><text:tab/>si ens = [ ] alors</text:p>
      <text:p text:style-name="Normal"><text:tab/><text:tab/>écrire(*)</text:p>
      <text:p text:style-name="Normal"><text:tab/>sinon</text:p>
      <text:p text:style-name="Normal"><text:tab/><text:tab/>pour i allant de 1 à nbMot(ens) faire</text:p>
      <text:p text:style-name="Normal"><text:tab/><text:tab/><text:tab/>écrire(mot : ) <text:span text:style-name="Police_20_par_20_défaut"><text:span text:style-name="T1">il faut la position du mot mal orthographié </text:span></text:span></text:p>
      <text:p text:style-name="Normal"><text:tab/><text:tab/><text:tab/>écrire(ens[i]) </text:p>
      <text:p text:style-name="Normal"><text:tab/><text:tab/>finpour</text:p>
      <text:p text:style-name="Normal"><text:tab/>finsi</text:p>
      <text:p text:style-name="Normal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6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ictor Leger</meta:initial-creator>
    <meta:creation-date>2021-12-06T20:45:00Z</meta:creation-date>
    <dc:date>2021-12-08T08:28:22.842860387</dc:date>
    <meta:editing-cycles>40</meta:editing-cycles>
    <meta:editing-duration>PT25S</meta:editing-duration>
    <meta:document-statistic meta:table-count="0" meta:image-count="0" meta:object-count="0" meta:page-count="4" meta:paragraph-count="98" meta:word-count="364" meta:character-count="2662" meta:non-whitespace-character-count="2324"/>
    <meta:template xlink:type="simple" xlink:actuate="onRequest" xlink:title="" xlink:href="Normal.dotm"/>
  </office:meta>
</office:document-meta>
</file>